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 style:list-style-name=""/>
    <style:style style:name="P3" style:family="paragraph" style:parent-style-name="Heading_20_2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8.</text:h>
      <text:h text:style-name="Heading_20_2" text:outline-level="2">Statisztikai minta és becslések, átlag és szórás. Konfidenciaintervallumok. Az u-próba.</text:h>
      <text:h text:style-name="P2" text:outline-level="2"/>
      <text:h text:style-name="P3" text:outline-level="2">Az informatikai biztonság fogalma, legfontosabb biztonsági célok. Fizikai, emberi, technikai fenyegetések és ellenük való védekezés. Algoritmikus védelem eszközei: titkosítás, digitális aláírás, hash függvények. Az AES és RSA algoritmusok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08:10:51.227587825</meta:creation-date>
    <dc:date>2020-02-19T08:12:27.685958445</dc:date>
    <meta:editing-duration>PT1M37S</meta:editing-duration>
    <meta:editing-cycles>1</meta:editing-cycles>
    <meta:document-statistic meta:table-count="0" meta:image-count="0" meta:object-count="0" meta:page-count="2" meta:paragraph-count="3" meta:word-count="39" meta:character-count="328" meta:non-whitespace-character-count="292"/>
    <meta:generator>LibreOffice/6.0.7.3$Linux_X86_64 LibreOffice_project/00m0$Build-3</meta:generator>
  </office:meta>
</office:document-meta>
</file>